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P4" style:family="paragraph" style:parent-style-name="Standard"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5" style:family="paragraph" style:parent-style-name="Standard">
      <style:text-properties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P6" style:family="paragraph" style:parent-style-name="Standard">
      <style:text-properties fo:font-size="16pt" style:font-size-asian="16pt" style:font-size-complex="16pt"/>
    </style:style>
    <style:style style:name="P7" style:family="paragraph" style:parent-style-name="Standard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P9" style:family="paragraph" style:parent-style-name="Standard">
      <style:text-properties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P10" style:family="paragraph" style:parent-style-name="Standard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P12" style:family="paragraph" style:parent-style-name="Standard">
      <style:text-properties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T1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Talente Infanterie(leichte und schwere)</text:p>
      <text:p text:style-name="P1"/>
      <text:p text:style-name="P1"/>
      <text:p text:style-name="P1">Heldentum(Eigenschaft):</text:p>
      <text:p text:style-name="Standard">Moralbasiswert ++</text:p>
      <text:p text:style-name="Standard">(Heldenfähigkeit)</text:p>
      <text:p text:style-name="Standard"/>
      <text:p text:style-name="P6">Eigenschaften Fernkampf Rittertum:</text:p>
      <text:p text:style-name="Standard"/>
      <text:p text:style-name="P1">Fernkampf I<text:span text:style-name="T3">(Eigenschaft)</text:span>:</text:p>
      <text:p text:style-name="Standard">KG.Fernkampf +</text:p>
      <text:p text:style-name="Standard">schaltet einfache Fernkampfwaffen der jeweiligen Kultur frei(Fernwaffenkomplexität Stufe 1) </text:p>
      <text:p text:style-name="P1">Fernkampf II<text:span text:style-name="T3">(Eigenschaft)</text:span>:</text:p>
      <text:p text:style-name="Standard">RD.Fernkampf +</text:p>
      <text:p text:style-name="Standard">KG.Fernkampf +</text:p>
      <text:p text:style-name="Standard"><text:span text:style-name="T2">Benötigt</text:span>: Fernkampf I</text:p>
      <text:p text:style-name="Standard"/>
      <text:p text:style-name="P1">Bogenschütze<text:span text:style-name="T3">(Eigenschaft)</text:span>:</text:p>
      <text:p text:style-name="Standard">KG.Bogen +</text:p>
      <text:p text:style-name="Standard">schaltet Bogenkomplexität Stufe 2 frei</text:p>
      <text:p text:style-name="Standard"><text:span text:style-name="T2">Benötigt</text:span>: Fernkampf I</text:p>
      <text:p text:style-name="P1">Scharfschütze.Bogen<text:span text:style-name="T3">(Eigenschaft)</text:span>:</text:p>
      <text:p text:style-name="Standard">KG.Bogen ++</text:p>
      <text:p text:style-name="Standard">schaltet Bogenkomplexität Stufe 3 frei</text:p>
      <text:p text:style-name="Standard"><text:span text:style-name="T2">Benötigt</text:span>: Bogenschütze</text:p>
      <text:p text:style-name="P1">Veteran.Bogen<text:span text:style-name="T3">(Eigenschaft)</text:span>:</text:p>
      <text:p text:style-name="Standard">RD.Bogen ++</text:p>
      <text:p text:style-name="Standard">schaltet Bogenkomplexität Stufe 3 frei</text:p>
      <text:p text:style-name="Standard"><text:span text:style-name="T2">Benötigt</text:span>: Bogenschütze</text:p>
      <text:p text:style-name="Standard"/>
      <text:p text:style-name="P1">Meisterschütze.Bogen<text:span text:style-name="T3">(Eigenschaft)(Heldenfähigkeit):</text:span></text:p>
      <text:p text:style-name="P2">schaltet Bogenkomplexität Stufe 4 frei</text:p>
      <text:p text:style-name="P2"><text:span text:style-name="T2">Benötigt</text:span>: Veteran.Bogen oder Scharfschütze.Bogen</text:p>
      <text:p text:style-name="Standard"/>
      <text:p text:style-name="Standard"/>
      <text:p text:style-name="Standard"/>
      <text:p text:style-name="Standard">Veteran und Scharfschütze existieren ebenso für Armbrust und Musketen</text:p>
      <text:p text:style-name="Standard"/>
      <text:p text:style-name="P1">Armbrustschütze<text:span text:style-name="T3">(Eigenschaft)</text:span>:</text:p>
      <text:p text:style-name="Standard">KG.Armbrust +</text:p>
      <text:p text:style-name="Standard">schaltet Armbrustkomplexität Stufe 2 frei</text:p>
      <text:p text:style-name="Standard"><text:span text:style-name="T2">Benötigt</text:span>: Fernkampf I</text:p>
      <text:p text:style-name="P1">Musketier<text:span text:style-name="T3">(Eigenschaft)</text:span>:</text:p>
      <text:p text:style-name="P2">KG.Muskete +</text:p>
      <text:p text:style-name="P2">schaltet Musketenkomplexität Stufe 2 frei</text:p>
      <text:p text:style-name="P2"><text:span text:style-name="T2">Benötigt</text:span>: Fernkampf I</text:p>
      <text:p text:style-name="P2"/>
      <text:p text:style-name="P2"/>
      <text:p text:style-name="P3">Extraeigenschaften:</text:p>
      <text:p text:style-name="P2"/>
      <text:p text:style-name="P2"/>
      <text:p text:style-name="P1"><text:soft-page-break/>Tontaubenschießen(Fähigkeit):</text:p>
      <text:p text:style-name="P2">KG.Bogen + und KG.Armbrust + und KG.Muskete + gegen Flugeinheiten</text:p>
      <text:p text:style-name="P2">oder:</text:p>
      <text:p text:style-name="P2">KG.Bogen ++ und KG.Armbrust + und KG.Muskete + gegen Flugeinheiten</text:p>
      <text:p text:style-name="P2"/>
      <text:p text:style-name="P2">besser:</text:p>
      <text:p text:style-name="P2">KG.Fernkampf +++ gegen Flugeinheiten</text:p>
      <text:p text:style-name="P2"><text:span text:style-name="T2">Benötigt</text:span>: Fernkampf I</text:p>
      <text:p text:style-name="P2"/>
      <text:p text:style-name="P4"/>
      <text:p text:style-name="P4">Speere:</text:p>
      <text:p text:style-name="P4"/>
      <text:p text:style-name="P8">Speerkampf I(Eigenschaft):</text:p>
      <text:p text:style-name="P7">KG.Speer +</text:p>
      <text:p text:style-name="P7">Schaltet Speere und Wurfspeere der Komplexität Stufe 1 frei</text:p>
      <text:p text:style-name="P8">Speerkampf II(Eigenschaft):</text:p>
      <text:p text:style-name="P7">KG.Speer +</text:p>
      <text:p text:style-name="P7">RD.Speer +</text:p>
      <text:p text:style-name="P7"><text:span text:style-name="T2">Benötigt:</text:span> Speerkampf I</text:p>
      <text:p text:style-name="P7"/>
      <text:p text:style-name="P8">Lanzenkämpfer(Eigenschaft):</text:p>
      <text:p text:style-name="P7">RD.Speer +</text:p>
      <text:p text:style-name="P7">Schaltet Speere der Komplexität Stufe 2 frei</text:p>
      <text:p text:style-name="P7"><text:span text:style-name="T2">Benötigt:</text:span> Speerkampf I</text:p>
      <text:p text:style-name="P7"/>
      <text:p text:style-name="P8">Wurfspeerkämpfer(Eigenschaft):</text:p>
      <text:p text:style-name="P7">KG.Speer +</text:p>
      <text:p text:style-name="P7">Schaltet Wurfspeere der Komplexitätsstufe 2 frei</text:p>
      <text:p text:style-name="P7"><text:span text:style-name="T2">Benötigt:</text:span> Speerkampf I</text:p>
      <text:p text:style-name="P7"/>
      <text:p text:style-name="P8">Pikinier(Eigenschaft):</text:p>
      <text:p text:style-name="P7">KG.Speer ++</text:p>
      <text:p text:style-name="P7">Schaltet Speere der Komplexitätsstufe 3 frei sowie Wurfspeere der Komplexitätsstufe 2</text:p>
      <text:p text:style-name="P7">NOTE: nur ein x aus:{Pikinier, Hellebardier, Speerwerfer}</text:p>
      <text:p text:style-name="P7"><text:span text:style-name="T2">Benötigt:</text:span> Wurfspeerkämpfer oder Lanzenkämpfer</text:p>
      <text:p text:style-name="P7"/>
      <text:p text:style-name="P8">Meisterpikinier(Heldenfähigkeit):</text:p>
      <text:p text:style-name="P7">Schaltet Speere der Komplexitätsstufe 4 frei sowie Wurfspeere der Komplexitätsstufe 3</text:p>
      <text:p text:style-name="P7"><text:span text:style-name="T2">Benötigt:</text:span> Pikinier</text:p>
      <text:p text:style-name="P7"/>
      <text:p text:style-name="P7"/>
      <text:p text:style-name="P8">Hellebardier(Eigenschaft):</text:p>
      <text:p text:style-name="P7">RD.Speer ++</text:p>
      <text:p text:style-name="P7">KG.Speer +</text:p>
      <text:p text:style-name="P7">Schaltet Speere der Komplexitätsstufe 3 frei</text:p>
      <text:p text:style-name="P7">NOTE: nur ein x aus:{Pikinier, Hellebardier, Speerwerfer}</text:p>
      <text:p text:style-name="P7"><text:span text:style-name="T2">Benötigt:</text:span> Lanzenkämpfer</text:p>
      <text:p text:style-name="P7"/>
      <text:p text:style-name="P8">Meisterhellebardier(Heldenfähigkeit)(Eigenschaft):</text:p>
      <text:p text:style-name="P7">Schaltet Speere der Komplexitätsstufe 4 frei</text:p>
      <text:p text:style-name="P7"><text:span text:style-name="T2">Benötigt:</text:span> Hellebardier</text:p>
      <text:p text:style-name="P7"><text:soft-page-break/></text:p>
      <text:p text:style-name="P8">Speerwerfer(Eigenschaft):</text:p>
      <text:p text:style-name="P7">KG.Speer ++</text:p>
      <text:p text:style-name="P7">RD.Speer +</text:p>
      <text:p text:style-name="P7">Schaltet Wurfspeere der Komplexitätsstufe 3 frei</text:p>
      <text:p text:style-name="P7">NOTE: nur ein x aus:{Pikinier, Hellebardier, Speerwerfer}</text:p>
      <text:p text:style-name="P7"><text:span text:style-name="T2">Benötigt:</text:span> Wurfspeerkämpfer</text:p>
      <text:p text:style-name="P7"/>
      <text:p text:style-name="P8">Meisterspeerwerfer(Heldenfähigkeit)(Eigenschaft):</text:p>
      <text:p text:style-name="P7">Schaltet Wurfspeere der Komplexitätsstufe 4 frei</text:p>
      <text:p text:style-name="P7"><text:span text:style-name="T2">Benötigt:</text:span> Speerwerfer</text:p>
      <text:p text:style-name="P7"/>
      <text:p text:style-name="P7"/>
      <text:p text:style-name="P7"/>
      <text:p text:style-name="P8">Talent(Fähigkeit):</text:p>
      <text:p text:style-name="P8">Speermauer</text:p>
      <text:p text:style-name="P7">-Boni auf Verteidigungsstellung</text:p>
      <text:p text:style-name="P7">falls Angreifer Kavallerie und Speer.- oder Wurfspeer.equip</text:p>
      <text:p text:style-name="P7"><text:span text:style-name="T2">Benötigt:</text:span> Speerkampf I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Schwerter, Äxte und Dolche</text:p>
      <text:p text:style-name="P4"/>
      <text:p text:style-name="P4"/>
      <text:p text:style-name="P8">Nahkampf IEigenschaft):</text:p>
      <text:p text:style-name="P7">-KG.Dolch +</text:p>
      <text:p text:style-name="P7">-KG.Axt +</text:p>
      <text:p text:style-name="P7">-KG.Schwert +</text:p>
      <text:p text:style-name="P7">Schaltet Dolche, Äxte und Schwerter der Komplexitätsstufe 1 frei</text:p>
      <text:p text:style-name="P7"/>
      <text:p text:style-name="P8">Nahkampf II(Eigenschaft):</text:p>
      <text:p text:style-name="P7">-KG.Schwert +</text:p>
      <text:p text:style-name="P7"><text:s/>RD.Schwert +</text:p>
      <text:p text:style-name="P7">-KG.Axt ++</text:p>
      <text:p text:style-name="P7">-KG.Dolch ++</text:p>
      <text:p text:style-name="P7"><text:span text:style-name="T2">Benötigt:</text:span> Nahkampf I</text:p>
      <text:p text:style-name="P7"/>
      <text:p text:style-name="P8">Schwertkämpfer(Eigenschaft):</text:p>
      <text:p text:style-name="P7">-KG.Schwert +</text:p>
      <text:p text:style-name="P7">Schaltet Schwerter der Komplexitätsstufe 2 frei</text:p>
      <text:p text:style-name="P7"><text:span text:style-name="T2">Benötigt:</text:span> Nahkampf I</text:p>
      <text:p text:style-name="P7"/>
      <text:p text:style-name="P8">Langschwertkämpfer(Eigenschaft):</text:p>
      <text:p text:style-name="P7">-RD.Schwert +</text:p>
      <text:p text:style-name="P7"><text:soft-page-break/>-KG.Schwert ++</text:p>
      <text:p text:style-name="P7">Schaltet Schwerter der Komplexitätsstufe 3 frei</text:p>
      <text:p text:style-name="P7"><text:span text:style-name="T2">Benötigt:</text:span> Schwertkämpfer</text:p>
      <text:p text:style-name="P7"/>
      <text:p text:style-name="P8">Langschwertmeister(Heldenfähigkeit)(Eigenschaft):</text:p>
      <text:p text:style-name="P7">Schaltet Schwerter der Komplexitätsstufe 4 frei</text:p>
      <text:p text:style-name="P7"><text:span text:style-name="T2">Benötigt:</text:span> Langschwertkämpfer</text:p>
      <text:p text:style-name="P7"/>
      <text:p text:style-name="P8">„Schwert und Schild“-Kämpfer(Eigenschaft)(Eigenschaft):</text:p>
      <text:p text:style-name="P7">-KG.Schwert ++</text:p>
      <text:p text:style-name="P7">-Verteidigung +</text:p>
      <text:p text:style-name="P7">Schaltet Schwerter der Komplexitätsstufe 3 frei</text:p>
      <text:p text:style-name="P7"><text:span text:style-name="T2">Benötigt:</text:span> Schwertkämpfer</text:p>
      <text:p text:style-name="P7"/>
      <text:p text:style-name="P8">„Schwert und Schild“-Meister(Heldenfähigkeit)(Eigenschaft):</text:p>
      <text:p text:style-name="P7">Schaltet Schwerter der Komplexitätsstufe 4 frei</text:p>
      <text:p text:style-name="P7"><text:span text:style-name="T2">Benötigt:</text:span> „Schwert und Schild“-Kämpfer</text:p>
      <text:p text:style-name="P7"/>
      <text:p text:style-name="P7">Optional:</text:p>
      <text:p text:style-name="P8">Talent(Fähigkeit):</text:p>
      <text:p text:style-name="P8">Windläufer</text:p>
      <text:p text:style-name="P7">-Falls Schwert oder Dolch ausgerüstet ist: Initiative +</text:p>
      <text:p text:style-name="P7"><text:span text:style-name="T2">Benötigt:</text:span> Nahkampf I</text:p>
      <text:p text:style-name="P7"/>
      <text:p text:style-name="P8">Klingenmeister(Heldenfähigkeit)(Fähigkeit):</text:p>
      <text:p text:style-name="P7">-Falls Schwert oder Dolch ausgerüstet ist: Initiative +(Mit Windläufer also +2)</text:p>
      <text:p text:style-name="P7">-AktionsPunkt +</text:p>
      <text:p text:style-name="P7"><text:span text:style-name="T2">Benötigt:</text:span> Nahkampf I</text:p>
      <text:p text:style-name="P7"/>
      <text:p text:style-name="P8">Axtkämpfer(Eigenschaft):</text:p>
      <text:p text:style-name="P7">-RD.Axt +</text:p>
      <text:p text:style-name="P7">Schaltet Äxte der Komplexitätsstufe 2 frei</text:p>
      <text:p text:style-name="P7"><text:span text:style-name="T2">Benötigt:</text:span> Nahkampf I</text:p>
      <text:p text:style-name="P8"/>
      <text:p text:style-name="P8">Kriegshammer(Eigenschaft):</text:p>
      <text:p text:style-name="P7">-RD.Axt ++</text:p>
      <text:p text:style-name="P7">-KG.Axt +</text:p>
      <text:p text:style-name="P7">Schaltet Äxte der Komplexitätsstufe 3 frei</text:p>
      <text:p text:style-name="P7"><text:span text:style-name="T2">Benötigt:</text:span> Axtkämpfer</text:p>
      <text:p text:style-name="P7"/>
      <text:p text:style-name="P8">Meisterkriegshammer(Heldenfähigkeit)(Eigenschaft):</text:p>
      <text:p text:style-name="P7">Schaltet Äxte der Komplexitätsstufe 4 frei</text:p>
      <text:p text:style-name="P7"><text:span text:style-name="T2">Benötigt:</text:span> Kriegshammer</text:p>
      <text:p text:style-name="P7"/>
      <text:p text:style-name="P8">Streitaxtkämpfer(Eigenschaft):</text:p>
      <text:p text:style-name="P7">-KG.Axt ++</text:p>
      <text:p text:style-name="P7">-RD.Axt +</text:p>
      <text:p text:style-name="P7">Schaltet Äxte der Komplexitätsstufe 3 frei</text:p>
      <text:p text:style-name="P7"><text:span text:style-name="T2">Benötigt:</text:span> Axtkämpfer</text:p>
      <text:p text:style-name="P7"/>
      <text:p text:style-name="P8">Meisterstreitaxtkämpfer(Heldenfähigkeit)(Eigenschaft):</text:p>
      <text:p text:style-name="P7">Schaltet Äxte der Komplexitätsstufe 4 frei</text:p>
      <text:p text:style-name="P7"><text:soft-page-break/><text:span text:style-name="T2">Benötigt:</text:span> Streitaxtkämpfer</text:p>
      <text:p text:style-name="P7"/>
      <text:p text:style-name="P7"><text:span text:style-name="T1">Schädelspalter(Axtfähigkeit)(Fähigkeit)</text:span>:</text:p>
      <text:p text:style-name="P7">Falls Gegner gleichgroß oder kleiner:</text:p>
      <text:p text:style-name="P7">KG.Axt ++</text:p>
      <text:p text:style-name="P7"><text:span text:style-name="T2">Benötigt:</text:span> Nahkampf I</text:p>
      <text:p text:style-name="P7"/>
      <text:p text:style-name="P8">Gauner(Eigenschaft):</text:p>
      <text:p text:style-name="P7">-KG.Dolch +</text:p>
      <text:p text:style-name="P7">Schaltet Dolche der Komplexitätsstufe 2 frei und Wurfmesser der Komplexitätsstufe 2 frei</text:p>
      <text:p text:style-name="P7"><text:span text:style-name="T2">Benötigt:</text:span> Nahkampf I</text:p>
      <text:p text:style-name="P7"/>
      <text:p text:style-name="P8">Meuchelmörder(Eigenschaft):</text:p>
      <text:p text:style-name="P7">-KG.Dolch +++</text:p>
      <text:p text:style-name="P7">Schaltet Dolche der Komplexitätsstufe 3 frei</text:p>
      <text:p text:style-name="P7"><text:span text:style-name="T2">Benötigt:</text:span> Gauner</text:p>
      <text:p text:style-name="P7"/>
      <text:p text:style-name="P8">Meistermeuchler(Heldenfähigkeit)(Eigenschaft):</text:p>
      <text:p text:style-name="P7">Schaltet Dolche der Komplexitätsstufe 4 frei und Wurfmesser der Komplexitätsstufe 3 frei</text:p>
      <text:p text:style-name="P7"><text:span text:style-name="T2">Benötigt:</text:span> Meuchelmörder</text:p>
      <text:p text:style-name="P7"/>
      <text:p text:style-name="P7"/>
      <text:p text:style-name="P8">Dieb(Eigenschaft):</text:p>
      <text:p text:style-name="P7">-KG.Dolch ++</text:p>
      <text:p text:style-name="P7">Schaltet Wurfmesser der Komplexitätsstufe 3 frei und Dolche der Komplexitätsstufe 3 frei</text:p>
      <text:p text:style-name="P7"><text:span text:style-name="T2">Benötigt:</text:span> Gauner</text:p>
      <text:p text:style-name="P7"/>
      <text:p text:style-name="P8">Meisterdieb(Heldenfähigkeit)(Eigenschaft):</text:p>
      <text:p text:style-name="P7">Schaltet Wurfmesser der Komplexitätsstufe 4 frei</text:p>
      <text:p text:style-name="P7"><text:span text:style-name="T2">Benötigt:</text:span> Dieb</text:p>
      <text:p text:style-name="P7"/>
      <text:p text:style-name="P7"/>
      <text:p text:style-name="P7"/>
      <text:p text:style-name="P8">Handwerksgeschick(Fähigkeit):</text:p>
      <text:p text:style-name="P7">Diverse Arbeiten(Reperaturen/Einreißen) gehen doppelt so schnell</text:p>
      <text:p text:style-name="P7"/>
      <text:p text:style-name="P7"/>
      <text:p text:style-name="P7">weitere Fähigkeiten:</text:p>
      <text:p text:style-name="P7">Durch Waffen ausgelöst</text:p>
      <text:p text:style-name="P7"/>
      <text:p text:style-name="P7">Rüstungen:</text:p>
      <text:p text:style-name="P7">Je nach Level neue frei geschaltet</text:p>
      <text:p text:style-name="P7">Erhöhen Verteidigung;</text:p>
      <text:p text:style-name="P7">Müssen Effekte des KG des Gegners reduzieren!</text:p>
      <text:p text:style-name="P7">Senken eventuel aber eigenes KG</text:p>
      <text:p text:style-name="P7">Einige wenige haben ebenfalls Effekte</text:p>
      <text:p text:style-name="P7"/>
      <text:p text:style-name="P7"/>
      <text:p text:style-name="P7"/>
      <text:p text:style-name="P7"/>
      <text:p text:style-name="P7"/>
      <text:p text:style-name="P5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iel Spanier</meta:initial-creator>
    <meta:creation-date>2012-03-07T13:26:08.42</meta:creation-date>
    <dc:date>2012-03-10T08:51:17.41</dc:date>
    <dc:creator>Daniel Spanier</dc:creator>
    <meta:editing-duration>PT06H53M24S</meta:editing-duration>
    <meta:editing-cycles>8</meta:editing-cycles>
    <meta:generator>OpenOffice.org/3.2$Win32 OpenOffice.org_project/320m18$Build-9502</meta:generator>
    <meta:document-statistic meta:table-count="0" meta:image-count="0" meta:object-count="0" meta:page-count="5" meta:paragraph-count="184" meta:word-count="601" meta:character-count="5521"/>
  </office:meta>
</office:document-meta>
</file>